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.resourceCompare( Resource foo , Resource 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rse.Reverse( ResourceComparat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verse.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verse.add( ResourceComparato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